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1.34cm" fo:min-width="7.84cm" fo:padding-top="0.177cm" fo:padding-bottom="0.177cm" fo:padding-left="0.302cm" fo:padding-right="0.302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54pt" style:font-size-asian="54pt" style:font-size-complex="54pt"/>
    </style:style>
    <style:style style:name="T1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9.25cm" svg:height="12.5cm" svg:x="1cm" svg:y="1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1"><text:span text:style-name="T1">D</text:span></text:p>
        </draw:path>
        <draw:path draw:style-name="gr1" draw:text-style-name="P2" draw:layer="layout" svg:width="9.25cm" svg:height="12.5cm" svg:x="1cm" svg:y="14.44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1"><text:span text:style-name="T1">3</text:span></text:p>
        </draw:path>
        <draw:path draw:style-name="gr1" draw:text-style-name="P2" draw:layer="layout" svg:width="9.25cm" svg:height="12.5cm" svg:x="11.34cm" svg:y="1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1"><text:span text:style-name="T1">9</text:span></text:p>
        </draw:path>
        <draw:path draw:style-name="gr1" draw:text-style-name="P2" draw:layer="layout" svg:width="9.25cm" svg:height="12.5cm" svg:x="11.34cm" svg:y="14.44cm" svg:viewBox="0 0 9251 12501" svg:d="M1466 0c-257 0-510 68-733 196-223 129-408 314-537 537-128 223-196 476-196 733 0 3189 0 6379 0 9568v1c0 257 68 510 196 733 129 223 314 408 537 537 223 128 476 196 733 196 2106 0 4212 0 6318 0h1c257 0 510-68 733-196 223-129 408-314 537-537 128-223 196-476 196-733 0-3190 0-6379 0-9569 0-257-68-510-196-733-129-223-314-408-537-537-223-128-476-196-733-196-2106 0-4213 0-6319 0z">
          <text:p text:style-name="P1"><text:span text:style-name="T1">A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5:47:34.324000000</meta:creation-date>
    <dc:date>2022-09-11T22:12:49.055556633</dc:date>
    <meta:editing-duration>PT8M11S</meta:editing-duration>
    <meta:editing-cycles>2</meta:editing-cycles>
    <meta:generator>LibreOffice/7.3.5.2$Linux_X86_64 LibreOffice_project/30$Build-2</meta:generator>
    <meta:document-statistic meta:object-count="4"/>
  </office:meta>
</office:document-meta>
</file>